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Droid Sans Mono" svg:font-family="Droid Sans Mono" style:font-family-generic="system" svg:panose-1="2 11 6 4 2 2 2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Droid Sans Mono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style:font-name="Calibri" style:font-name-complex="Calibri"/>
    </style:style>
    <style:style style:name="T3" style:parent-style-name="Absatz-Standardschriftart" style:family="text">
      <style:text-properties style:font-name="Calibri" style:font-name-complex="Calibri"/>
    </style:style>
    <style:style style:name="P4" style:parent-style-name="Textbody" style:family="paragraph">
      <style:paragraph-properties fo:text-align="center"/>
      <style:text-properties style:font-name="Calibri" style:font-name-complex="Calibri"/>
    </style:style>
    <style:style style:name="P5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6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7" style:parent-style-name="Standard" style:family="paragraph">
      <style:paragraph-properties style:line-height-at-least="0.1979in"/>
      <style:text-properties style:font-name="Calibri" style:font-name-complex="Calibri" fo:color="#111111" fo:font-size="10.5pt" style:font-size-asian="10.5pt"/>
    </style:style>
    <style:style style:name="P8" style:parent-style-name="Standard" style:family="paragraph">
      <style:paragraph-properties style:line-height-at-least="0.1979in"/>
      <style:text-properties style:font-name="Calibri" style:font-name-complex="Calibri" fo:color="#111111" fo:font-size="10.5pt" style:font-size-asian="10.5pt"/>
    </style:style>
    <style:style style:name="P9" style:parent-style-name="Standard" style:family="paragraph">
      <style:paragraph-properties style:line-height-at-least="0.1979in"/>
      <style:text-properties style:font-name="Calibri" style:font-name-complex="Calibri" fo:color="#111111" fo:font-size="10.5pt" style:font-size-asian="10.5pt"/>
    </style:style>
    <style:style style:name="P10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1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2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3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4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5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6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7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8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9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20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21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22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23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24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25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26" style:parent-style-name="Standard" style:family="paragraph">
      <style:paragraph-properties style:line-height-at-least="0.1979in"/>
    </style:style>
    <style:style style:name="T27" style:parent-style-name="Absatz-Standardschriftart" style:family="text">
      <style:text-properties style:font-name="Calibri" style:font-name-complex="Calibri" fo:color="#000000" fo:font-size="10.5pt" style:font-size-asian="10.5pt"/>
    </style:style>
    <style:style style:name="T28" style:parent-style-name="Absatz-Standardschriftart" style:family="text">
      <style:text-properties style:font-name="Calibri" style:font-name-complex="Calibri" fo:font-weight="bold" style:font-weight-asian="bold" style:font-weight-complex="bold" fo:color="#000000" fo:font-size="10.5pt" style:font-size-asian="10.5pt"/>
    </style:style>
    <style:style style:name="T29" style:parent-style-name="Absatz-Standardschriftart" style:family="text">
      <style:text-properties style:font-name="Calibri" style:font-name-complex="Calibri" fo:color="#000000" fo:font-size="10.5pt" style:font-size-asian="10.5pt"/>
    </style:style>
    <style:style style:name="P30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31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32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33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34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 fo:language="en" fo:country="US"/>
    </style:style>
    <style:style style:name="P35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36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37" style:parent-style-name="Standard" style:family="paragraph">
      <style:paragraph-properties style:line-height-at-least="0.1979in"/>
      <style:text-properties style:font-name="Calibri" style:font-name-complex="Calibri" fo:color="#C9211E" fo:font-size="10.5pt" style:font-size-asian="10.5pt"/>
    </style:style>
    <style:style style:name="P38" style:parent-style-name="Standard" style:family="paragraph">
      <style:paragraph-properties style:line-height-at-least="0.1979in"/>
      <style:text-properties style:font-name="Calibri" style:font-name-complex="Calibri" fo:color="#C9211E" fo:font-size="10.5pt" style:font-size-asian="10.5pt"/>
    </style:style>
    <style:style style:name="P39" style:parent-style-name="Textbody" style:family="paragraph">
      <style:text-properties style:font-name="Calibri" style:font-name-complex="Calibri" fo:color="#000000"/>
    </style:style>
    <style:style style:name="P40" style:parent-style-name="Textbody" style:family="paragraph">
      <style:text-properties style:font-name="Calibri" style:font-name-complex="Calibri" fo:color="#000000"/>
    </style:style>
    <style:style style:name="P41" style:parent-style-name="Textbody" style:family="paragraph">
      <style:text-properties style:font-name="Calibri" style:font-name-complex="Calibri" fo:color="#000000"/>
    </style:style>
    <style:style style:name="P42" style:parent-style-name="Textbody" style:family="paragraph">
      <style:text-properties style:font-name="Calibri" style:font-name-complex="Calibri" fo:color="#111111"/>
    </style:style>
    <style:style style:name="P43" style:parent-style-name="Textbody" style:family="paragraph">
      <style:text-properties style:font-name="Calibri" style:font-name-complex="Calibri" fo:color="#111111"/>
    </style:style>
    <style:style style:name="P44" style:parent-style-name="Textbody" style:family="paragraph">
      <style:text-properties style:font-name="Calibri" style:font-name-complex="Calibri" fo:color="#111111"/>
    </style:style>
    <style:style style:name="P45" style:parent-style-name="Textbody" style:family="paragraph">
      <style:text-properties style:font-name="Calibri" style:font-name-complex="Calibri" fo:color="#111111"/>
    </style:style>
    <style:style style:name="P46" style:parent-style-name="Textbody" style:family="paragraph">
      <style:text-properties style:font-name="Calibri" style:font-name-complex="Calibri" fo:color="#111111"/>
    </style:style>
    <style:style style:name="P47" style:parent-style-name="Textbody" style:family="paragraph">
      <style:text-properties style:font-name="Calibri" style:font-name-complex="Calibri" fo:color="#111111"/>
    </style:style>
    <style:style style:name="P48" style:parent-style-name="Textbody" style:family="paragraph">
      <style:text-properties style:font-name="Calibri" style:font-name-complex="Calibri" fo:color="#C9211E"/>
    </style:style>
    <style:style style:name="P49" style:parent-style-name="Textbody" style:family="paragraph">
      <style:text-properties style:font-name="Calibri" style:font-name-complex="Calibri" fo:color="#C9211E"/>
    </style:style>
    <style:style style:name="P50" style:parent-style-name="Textbody" style:family="paragraph">
      <style:text-properties style:font-name="Calibri" style:font-name-complex="Calibri" fo:color="#111111"/>
    </style:style>
    <style:style style:name="P51" style:parent-style-name="Textbody" style:family="paragraph">
      <style:text-properties style:font-name="Calibri" style:font-name-complex="Calibri" fo:color="#111111"/>
    </style:style>
    <style:style style:name="P52" style:parent-style-name="Textbody" style:family="paragraph">
      <style:text-properties style:font-name="Calibri" style:font-name-complex="Calibri" fo:color="#111111"/>
    </style:style>
    <style:style style:name="P53" style:parent-style-name="Textbody" style:family="paragraph">
      <style:text-properties style:font-name="Calibri" style:font-name-complex="Calibri" fo:color="#111111"/>
    </style:style>
    <style:style style:name="P54" style:parent-style-name="Listenabsatz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55" style:parent-style-name="Listenabsatz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56" style:parent-style-name="Listenabsatz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57" style:parent-style-name="Listenabsatz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58" style:parent-style-name="Listenabsatz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59" style:parent-style-name="Listenabsatz" style:family="paragraph">
      <style:paragraph-properties style:line-height-at-least="0.1979in"/>
    </style:style>
    <style:style style:name="T60" style:parent-style-name="Absatz-Standardschriftart" style:family="text">
      <style:text-properties style:font-name="Calibri" style:font-name-complex="Calibri" fo:color="#000000" fo:font-size="10.5pt" style:font-size-asian="10.5pt"/>
    </style:style>
    <style:style style:name="P61" style:parent-style-name="Textbody" style:family="paragraph">
      <style:text-properties style:font-name="Calibri" style:font-name-complex="Calibri" fo:color="#111111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text:span text:style-name="T2"><draw:connector draw:type="line" svg:x1="0.01654in" svg:y1="0.55315in" svg:x2="6.79779in" svg:y2="0.55315in" draw:z-index="251658240" draw:id="id0" draw:style-name="a0" draw:name="Linie 1" text:anchor-type="paragraph"><svg:title/><svg:desc/></draw:connector></text:span><text:span text:style-name="T3">Arrays und Schleifen:</text:span></text:h>
      <text:p text:style-name="P4"/>
      <text:h text:style-name="Überschrift2" text:outline-level="2">Aufgabe 1:</text:h>
      <text:p text:style-name="P5">Erstelle ein Array,<text:s/>befülle<text:s/>es mit Zahlen und gebe<text:s/>es auf der Konsole aus</text:p>
      <text:p text:style-name="P6"/>
      <text:p text:style-name="P7">Ergänzung:</text:p>
      <text:p text:style-name="P8">Befülle<text:s/>das Array mit<text:s/>zufälligen<text:s/>Zahlen zwischen 1 und 10</text:p>
      <text:p text:style-name="P9"><text:s/></text:p>
      <text:p text:style-name="P10"><text:s/></text:p>
      <text:h text:style-name="Überschrift2" text:outline-level="2">Aufgabe 2:</text:h>
      <text:p text:style-name="P11">Iteriere<text:s/>über<text:s/>ein<text:s/>Array<text:s/>{1,2,3,4,5,6,7,8,9}, subtrahiere jede Zahl mit 5 und speichere<text:s/>die neue Zahl wieder in das Array rein.</text:p>
      <text:p text:style-name="P12">Gebe<text:s/>dann das Array wieder mithilfe einer while-Schleife auf der Konsole aus.</text:p>
      <text:p text:style-name="P13"/>
      <text:p text:style-name="P14"/>
      <text:h text:style-name="Überschrift2" text:outline-level="2">Aufgabe 3:</text:h>
      <text:p text:style-name="P15">Schreibe<text:s/>eine Methode,<text:s/>die<text:s/>eine Zahl als Parameter bekommt. Die Methode soll ein Array mit der<text:s/>Länge<text:s/>der eingegebenen Zahl erstellen.</text:p>
      <text:p text:style-name="P16">Das Array soll mit einer aufsteigenden Zahlenfolge bei 1 begonnen werden</text:p>
      <text:p text:style-name="P17"><text:s/></text:p>
      <text:p text:style-name="P18">Inputparameter 5 --&gt; [1,2,3,4,5]</text:p>
      <text:p text:style-name="P19"><text:s/></text:p>
      <text:p text:style-name="P20"/>
      <text:h text:style-name="Überschrift2" text:outline-level="2">Aufgabe 4:</text:h>
      <text:p text:style-name="P21">Erstelle<text:s/>eine Methode<text:s/>die<text:s/>für<text:s/>ein int Array unbestimmter<text:s/>Länge<text:s/>den Durchschnitt der Werte ausrechnet.</text:p>
      <text:p text:style-name="P22"><text:s/></text:p>
      <text:p text:style-name="P23"/>
      <text:h text:style-name="Überschrift2" text:outline-level="2">Aufgabe 5:</text:h>
      <text:p text:style-name="P24"/>
      <text:p text:style-name="P25">Schreibe<text:s/>eine Methode mit 2 Input<text:s/>Parametern, welche einem eingegebenen Array Felder<text:s/>hinzufügt.</text:p>
      <text:p text:style-name="P26"><text:span text:style-name="T27">Die Input Parameter sind ein<text:s/></text:span><text:span text:style-name="T28">String - Array und eine Zahl</text:span><text:span text:style-name="T29">.<text:s/></text:span></text:p>
      <text:p text:style-name="P30">Wenn die Zahl<text:s/>grösser<text:s/>als die<text:s/>Länge<text:s/>des eingegebenen Arrays ist, dann erstellt die Methode<text:s/>ein neues Array der<text:s/>Länge<text:s/>des neuen Array.</text:p>
      <text:p text:style-name="P31">In dem Array sind an den ersten Positionen die Werte des alten Arrays gespeichert. Die neuen, leeren Felder<text:s/>sind mit leeren Strings ""<text:s/>gefüllt.</text:p>
      <text:p text:style-name="P32">Ansonsten gebe einen Fehler auf der Konsole aus</text:p>
      <text:p text:style-name="P33"><text:s/></text:p>
      <text:p text:style-name="P34">Inputparameter<text:s/>: ["String1" , "String2"] , 4 --&gt; ["String1" , "String2" , "" , ""]</text:p>
      <text:p text:style-name="P35">Inputparameter : ["String1" , "String2"] , 1 --&gt; "Fehler: Die neue<text:s/>Länge<text:s/>ist kleiner als die Alte"</text:p>
      <text:p text:style-name="P36"><text:s/></text:p>
      <text:p text:style-name="P37">Ergänzung</text:p>
      <text:p text:style-name="P38">Fordern Sie den User durch einen Scanner auf was er<text:s/>hinzufügen<text:s/>soll</text:p>
      <text:p text:style-name="P39"/>
      <text:p text:style-name="P40"/>
      <text:p text:style-name="P41"/>
      <text:soft-page-break/>
      <text:h text:style-name="Überschrift2" text:outline-level="2">Aufgabe 6:</text:h>
      <text:p text:style-name="P42"><text:s/>Erstelle eine ArrayList des Typen String.</text:p>
      <text:p text:style-name="P43"><text:s/>Frage den Benutzer ob er ein Artikel zu Liste Hinzufügen will (j/n).</text:p>
      <text:p text:style-name="P44"><text:s/>Wenn ja darf der Benutzer ein Artikel eingeben welcher daraufhin zur Liste hinzugefügt wird.</text:p>
      <text:p text:style-name="P45">Wenn er sich jedoch für nein entscheidet, wird die Liste ausgegeben und das Programm beendet.</text:p>
      <text:p text:style-name="P46"/>
      <text:p text:style-name="P47">Ergänze<text:s/>das Programm so, dass der Benutzer auch „r“ eingeben kann.<text:s/>Anschließend<text:s/>soll der Nutzer gefragt werden, welches Element der Nutzer aus dem Array<text:s/>gelöscht<text:s/>haben will. Dieses Element soll dann<text:s/>gelöscht<text:s/>werden, wenn es in der ArrayList vorhanden ist.</text:p>
      <text:p text:style-name="P48"/>
      <text:p text:style-name="P49"/>
      <text:h text:style-name="Überschrift2" text:outline-level="2">Aufgabe 7:</text:h>
      <text:p text:style-name="P50">Schreibe ein Programm, was jede Zahl mit dem linken Nachbarn tauscht. Die Zahl an der Position 1 soll dann den letzten Wert des Arrays erhalten:</text:p>
      <text:p text:style-name="P51">{1,2,3,4,5} → {5,1,2,3,4}</text:p>
      <text:p text:style-name="P52"/>
      <text:p text:style-name="P53"/>
      <text:h text:style-name="Überschrift2" text:outline-level="2">Aufgabe 8</text:h>
      <text:list text:style-name="LFO1" text:continue-numbering="true">
        <text:list-item>
          <text:p text:style-name="P54">Frage den Benutzer nach der Anzahl der Tage in der Woche.</text:p>
        </text:list-item>
        <text:list-item>
          <text:p text:style-name="P55">Erstelle ein Array, um die Temperaturen für jeden Tag zu speichern.</text:p>
        </text:list-item>
        <text:list-item>
          <text:p text:style-name="P56">Lass den Benutzer die Temperatur für jeden Tag eingeben und speichere sie im Array.</text:p>
        </text:list-item>
        <text:list-item>
          <text:p text:style-name="P57">Berechne den Durchschnitt der eingegebenen Temperaturen.</text:p>
        </text:list-item>
        <text:list-item>
          <text:p text:style-name="P58">Finde die höchste und niedrigste Temperatur in der Woche.</text:p>
        </text:list-item>
        <text:list-item>
          <text:p text:style-name="P59"><text:span text:style-name="T60">Gib die eingegebenen Temperaturen sowie den Durchschnitt, die höchste und die niedrigste Temperatur aus.</text:span></text:p>
        </text:list-item>
      </text:list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Droid Sans Mono" svg:font-family="Droid Sans Mono" style:font-family-generic="system" svg:panose-1="2 11 6 4 2 2 2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font-weight="bold" style:font-weight-asian="bold" style:font-weight-complex="bold" fo:color="#000000" fo:font-size="14pt" style:font-size-asian="1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Mangal" fo:font-weight="bold" style:font-weight-asian="bold" style:font-weight-complex="bold" fo:color="#000000" fo:font-size="14pt" style:font-size-asian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Droid Sans Mono" style:font-name-asian="Noto Serif CJK SC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Noto Serif CJK SC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Droid Sans Mono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1-13T23:18:00Z</meta:creation-date>
    <dc:date>2024-02-04T19:27:00Z</dc:date>
    <meta:template xlink:href="Normal.dotm" xlink:type="simple"/>
    <meta:editing-cycles>10</meta:editing-cycles>
    <meta:editing-duration>PT0S</meta:editing-duration>
    <meta:document-statistic meta:page-count="2" meta:paragraph-count="5" meta:word-count="373" meta:character-count="2725" meta:row-count="19" meta:non-whitespace-character-count="2357"/>
  </office:meta>
</office:document-meta>
</file>